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20">
      <style:table-cell-properties fo:background-color="#dd4814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20" office:value-type="float" office:value="0" calcext:value-type="float">
            <text:p>0.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4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15:39.125375214</dc:date>
    <meta:document-statistic meta:table-count="1" meta:cell-count="1365" meta:object-count="0"/>
    <meta:generator>LibreOffice/4.2.4.2$Linux_X86_64 LibreOffice_project/420m0$Build-2</meta:generator>
  </office:meta>
</office:document-meta>
</file>